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text-shadow="1pt 1pt" officeooo:paragraph-rsid="000d2233"/>
    </style:style>
    <style:style style:name="P2" style:family="paragraph" style:parent-style-name="Heading_20_2">
      <style:text-properties fo:text-shadow="1pt 1pt" fo:font-weight="bold" officeooo:paragraph-rsid="000d2233" style:font-weight-asian="bold" style:font-weight-complex="bold"/>
    </style:style>
    <style:style style:name="P3" style:family="paragraph" style:parent-style-name="Heading_20_2">
      <style:text-properties fo:text-shadow="1pt 1pt" officeooo:paragraph-rsid="000d2233"/>
    </style:style>
    <style:style style:name="P4" style:family="paragraph" style:parent-style-name="Heading_20_2">
      <style:text-properties officeooo:rsid="00066f50" officeooo:paragraph-rsid="000d2233"/>
    </style:style>
    <style:style style:name="P5" style:family="paragraph" style:parent-style-name="Heading_20_3">
      <style:text-properties style:text-outline="true" officeooo:paragraph-rsid="000d2233"/>
    </style:style>
    <style:style style:name="P6" style:family="paragraph" style:parent-style-name="Horizontal_20_Line">
      <style:text-properties officeooo:paragraph-rsid="000d2233"/>
    </style:style>
    <style:style style:name="P7" style:family="paragraph" style:parent-style-name="Standard">
      <style:text-properties fo:color="#000000" loext:opacity="100%" fo:font-style="italic" fo:font-weight="bold" officeooo:rsid="001ea55b" officeooo:paragraph-rsid="000d2233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000000" loext:opacity="100%" fo:font-style="italic" fo:font-weight="bold" officeooo:rsid="001ea55b" officeooo:paragraph-rsid="000d71f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000000" loext:opacity="100%" fo:font-style="italic" fo:text-shadow="none" fo:font-weight="bold" officeooo:rsid="001ea55b" officeooo:paragraph-rsid="000d71f1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000000" loext:opacity="100%" fo:font-style="normal" fo:font-weight="normal" officeooo:rsid="001ea55b" officeooo:paragraph-rsid="000d223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fo:font-style="normal" fo:font-weight="bold" officeooo:rsid="000d2233" officeooo:paragraph-rsid="000d2233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text-properties officeooo:paragraph-rsid="000d2233"/>
    </style:style>
    <style:style style:name="P13" style:family="paragraph" style:parent-style-name="Standard" style:list-style-name="L1"/>
    <style:style style:name="P14" style:family="paragraph" style:parent-style-name="Standard">
      <style:text-properties officeooo:paragraph-rsid="000d2233"/>
    </style:style>
    <style:style style:name="P15" style:family="paragraph" style:parent-style-name="Standard" style:list-style-name="L1">
      <style:text-properties officeooo:rsid="000d2233" officeooo:paragraph-rsid="000d2233"/>
    </style:style>
    <style:style style:name="P16" style:family="paragraph" style:parent-style-name="Standard" style:list-style-name="L1">
      <style:text-properties officeooo:rsid="000d71f1" officeooo:paragraph-rsid="000d71f1"/>
    </style:style>
    <style:style style:name="P17" style:family="paragraph" style:parent-style-name="Text_20_body">
      <style:text-properties fo:text-shadow="none" fo:font-weight="normal" officeooo:rsid="001ea55b" officeooo:paragraph-rsid="000d2233" style:font-weight-asian="normal" style:font-weight-complex="normal"/>
    </style:style>
    <style:style style:name="P18" style:family="paragraph" style:parent-style-name="Text_20_body" style:list-style-name="L5">
      <style:text-properties officeooo:rsid="00181843" officeooo:paragraph-rsid="000d2233"/>
    </style:style>
    <style:style style:name="P19" style:family="paragraph" style:parent-style-name="Text_20_body">
      <style:text-properties fo:font-weight="bold" officeooo:rsid="00066f50" officeooo:paragraph-rsid="000d2233" style:font-weight-asian="bold" style:font-weight-complex="bold"/>
    </style:style>
    <style:style style:name="P20" style:family="paragraph" style:parent-style-name="Text_20_body">
      <style:text-properties fo:font-style="normal" fo:font-weight="bold" officeooo:rsid="00066f50" officeooo:paragraph-rsid="000d2233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officeooo:paragraph-rsid="000d2233"/>
    </style:style>
    <style:style style:name="P22" style:family="paragraph" style:parent-style-name="Text_20_body">
      <style:text-properties officeooo:rsid="000d2233" officeooo:paragraph-rsid="000d2233"/>
    </style:style>
    <style:style style:name="T1" style:family="text">
      <style:text-properties fo:font-style="italic" officeooo:rsid="0008516c" style:font-style-asian="italic" style:font-style-complex="italic"/>
    </style:style>
    <style:style style:name="T2" style:family="text">
      <style:text-properties fo:font-style="italic" officeooo:rsid="001466d6" style:font-style-asian="italic" style:font-style-complex="italic"/>
    </style:style>
    <style:style style:name="T3" style:family="text">
      <style:text-properties fo:font-style="italic" officeooo:rsid="001ea55b" style:font-style-asian="italic" style:font-style-complex="italic"/>
    </style:style>
    <style:style style:name="T4" style:family="text">
      <style:text-properties fo:font-style="italic" officeooo:rsid="001d8b50" style:font-style-asian="italic" style:font-style-complex="italic"/>
    </style:style>
    <style:style style:name="T5" style:family="text">
      <style:text-properties fo:font-style="italic" officeooo:rsid="000d2233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66f5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ea55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15c9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466d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d71f1" style:font-style-asian="italic" style:font-weight-asian="normal" style:font-style-complex="italic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tyle="italic" officeooo:rsid="0008516c" style:font-style-asian="italic" style:font-style-complex="italic"/>
    </style:style>
    <style:style style:name="T14" style:family="text">
      <style:text-properties style:text-position="super 58%" fo:font-style="italic" officeooo:rsid="00115c9c" style:font-style-asian="italic" style:font-style-complex="italic"/>
    </style:style>
    <style:style style:name="T15" style:family="text">
      <style:text-properties style:text-position="super 58%" fo:font-style="italic" officeooo:rsid="000d2233" style:font-style-asian="italic" style:font-style-complex="italic"/>
    </style:style>
    <style:style style:name="T16" style:family="text">
      <style:text-properties style:text-position="super 58%" fo:font-style="italic" fo:font-weight="normal" officeooo:rsid="00115c9c" style:font-style-asian="italic" style:font-weight-asian="normal" style:font-style-complex="italic" style:font-weight-complex="normal"/>
    </style:style>
    <style:style style:name="T17" style:family="text">
      <style:text-properties style:text-position="super 58%" fo:font-style="italic" fo:font-weight="normal" officeooo:rsid="000d71f1" style:font-style-asian="italic" style:font-weight-asian="normal" style:font-style-complex="italic" style:font-weight-complex="normal"/>
    </style:style>
    <style:style style:name="T18" style:family="text">
      <style:text-properties style:text-position="super 58%" officeooo:rsid="00115c9c"/>
    </style:style>
    <style:style style:name="T19" style:family="text">
      <style:text-properties style:text-position="super 58%" officeooo:rsid="001ea55b"/>
    </style:style>
    <style:style style:name="T20" style:family="text">
      <style:text-properties style:text-position="super 58%" officeooo:rsid="000d71f1"/>
    </style:style>
    <style:style style:name="T21" style:family="text">
      <style:text-properties officeooo:rsid="0019cc72"/>
    </style:style>
    <style:style style:name="T22" style:family="text">
      <style:text-properties officeooo:rsid="00181843"/>
    </style:style>
    <style:style style:name="T23" style:family="text">
      <style:text-properties fo:color="#c9211e" loext:opacity="100%" fo:font-style="normal" fo:font-weight="normal" officeooo:rsid="001466d6" style:font-style-asian="normal" style:font-weight-asian="normal" style:font-style-complex="normal" style:font-weight-complex="normal"/>
    </style:style>
    <style:style style:name="T24" style:family="text">
      <style:text-properties officeooo:rsid="001466d6"/>
    </style:style>
    <style:style style:name="T25" style:family="text">
      <style:text-properties officeooo:rsid="001ea55b"/>
    </style:style>
    <style:style style:name="T26" style:family="text">
      <style:text-properties officeooo:rsid="00130e1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ea55b" style:font-weight-asian="normal" style:font-weight-complex="normal"/>
    </style:style>
    <style:style style:name="T29" style:family="text">
      <style:text-properties fo:font-weight="normal" officeooo:rsid="001466d6" style:font-weight-asian="normal" style:font-weight-complex="normal"/>
    </style:style>
    <style:style style:name="T30" style:family="text">
      <style:text-properties fo:font-weight="normal" officeooo:rsid="000d71f1" style:font-weight-asian="normal" style:font-weight-complex="normal"/>
    </style:style>
    <style:style style:name="T31" style:family="text">
      <style:text-properties fo:font-style="normal" fo:font-weight="bold" officeooo:rsid="00066f50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66f5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ea55b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466d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d71f1" style:font-style-asian="normal" style:font-weight-asian="normal" style:font-style-complex="normal" style:font-weight-complex="normal"/>
    </style:style>
    <style:style style:name="T37" style:family="text">
      <style:text-properties officeooo:rsid="000d2233"/>
    </style:style>
    <style:style style:name="T38" style:family="text">
      <style:text-properties style:text-position="0% 100%"/>
    </style:style>
    <style:style style:name="T39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loext:opacity="100%" fo:font-style="normal" fo:font-weight="normal" officeooo:rsid="001ea55b" style:font-style-asian="normal" style:font-weight-asian="normal" style:font-style-complex="normal" style:font-weight-complex="normal"/>
    </style:style>
    <style:style style:name="T41" style:family="text">
      <style:text-properties fo:color="#000000" loext:opacity="100%" fo:font-style="normal" fo:font-weight="normal" officeooo:rsid="000d2233" style:font-style-asian="normal" style:font-weight-asian="normal" style:font-style-complex="normal" style:font-weight-complex="normal"/>
    </style:style>
    <style:style style:name="T42" style:family="text">
      <style:text-properties fo:color="#000000" loext:opacity="100%" fo:font-style="normal" fo:font-weight="bold" officeooo:rsid="000d2233" style:font-style-asian="normal" style:font-weight-asian="bold" style:font-style-complex="normal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81d41a" loext:opacity="100%" fo:font-style="normal" fo:font-weight="bold" officeooo:rsid="000d2233" fo:background-color="#000000" loext:char-shading-value="0" style:font-style-asian="normal" style:font-weight-asian="bold" style:font-style-complex="normal" style:font-weight-complex="bold"/>
    </style:style>
    <style:style style:name="T45" style:family="text">
      <style:text-properties fo:color="#ffffff" loext:opacity="100%" officeooo:rsid="000d2233" fo:background-color="#000000" loext:char-shading-value="0"/>
    </style:style>
    <style:style style:name="T46" style:family="text">
      <style:text-properties officeooo:rsid="000d71f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buntu 2<text:span text:style-name="T37">2</text:span>.04 laptop battery documentation</text:h>
      <text:p text:style-name="P6"/>
      <text:p text:style-name="P21"><text:span text:style-name="T1">This document goes over general documentation of my experience with battery performance and activity while using Ubuntu 2</text:span><text:span text:style-name="T5">2</text:span><text:span text:style-name="T1">.04 on </text:span><text:span text:style-name="T5">a System76 Pangolin laptop</text:span><text:span text:style-name="T1"> (from 202</text:span><text:span text:style-name="T5">2</text:span><text:span text:style-name="T1"> Ju</text:span><text:span text:style-name="T5">ne</text:span><text:span text:style-name="T1"> </text:span><text:span text:style-name="T5">8</text:span><text:span text:style-name="T13">th</text:span><text:span text:style-name="T1"> to the present </text:span><text:span text:style-name="T2">(</text:span><text:span text:style-name="T5">Sun</text:span><text:span text:style-name="T3">d</text:span><text:span text:style-name="T1">ay, 202</text:span><text:span text:style-name="T5">2</text:span><text:span text:style-name="T1">, </text:span><text:span text:style-name="T5">June 26</text:span><text:span text:style-name="T15">th</text:span><text:span text:style-name="T5">)</text:span><text:span text:style-name="T1"> </text:span><text:span text:style-name="T4">Please note that this range will not be updated unless the document is updated. I will still be using Ubuntu past 20</text:span><text:span text:style-name="T2">21 December 1</text:span><text:span text:style-name="T3">3</text:span><text:span text:style-name="T14">h</text:span></text:p>
      <text:p text:style-name="P22"><text:span text:style-name="T43">Battery mode in use:</text:span> <text:span text:style-name="Source_20_Text">Battery life</text:span></text:p>
      <text:p text:style-name="P9"><text:span text:style-name="T12">This section was last updated on 202</text:span><text:span text:style-name="T20">2</text:span><text:span text:style-name="T12"> </text:span><text:span text:style-name="T20">Sun</text:span><text:span text:style-name="T12">day, </text:span><text:span text:style-name="T20">June 26th</text:span><text:span text:style-name="T12"> at </text:span><text:span text:style-name="T20">8:50</text:span><text:span text:style-name="T12"> pm (V</text:span><text:span text:style-name="T20">1</text:span><text:span text:style-name="T12">)</text:span></text:p>
      <text:p text:style-name="P6"/>
      <text:list xml:id="list188582895" text:style-name="L1">
        <text:list-item>
          <text:p text:style-name="P12">Slowly charges 1-2 <text:span text:style-name="T37">(sometimes 3) </text:span>percent at a time up to 90%, slowly charges onward</text:p>
        </text:list-item>
        <text:list-item>
          <text:p text:style-name="P12">9<text:span text:style-name="T37">8</text:span>% takes over 20 minutes to go to 100%. <text:span text:style-name="T37">Further data is required</text:span></text:p>
        </text:list-item>
        <text:list-item>
          <text:p text:style-name="P12">Batter<text:span text:style-name="T37">y has not </text:span>drop<text:span text:style-name="T37">ped</text:span> 2% at a time with high <text:span text:style-name="T37">or normal CPU usage, unlike my last system</text:span></text:p>
        </text:list-item>
        <text:list-item>
          <text:p text:style-name="P12">Battery charges <text:span text:style-name="T37">1, 2, to 3</text:span>% at a time commonly, this is normal.</text:p>
        </text:list-item>
        <text:list-item>
          <text:p text:style-name="P15">The battery estimate is currently almost always over 20 hours, despite never lasting more than 5 hours</text:p>
        </text:list-item>
        <text:list-item>
          <text:p text:style-name="P15">Ubuntu 22.04 has 3 battery modes: Battery life (strict) Balanced (medium) High Performance (drains fastest)</text:p>
        </text:list-item>
        <text:list-item>
          <text:p text:style-name="P15"><text:span text:style-name="T40">Ubuntu battery performance vs Windows 10</text:span><text:span text:style-name="T39">/Windows 11</text:span><text:span text:style-name="T40"> battery performance: I am not able to 100% tell on this, as I have different batteries for different systems, and I don’t have a Windows 10 laptop anymore. From my research, Windows performs better, as there is dedicated drivers for improved battery life that Linux unfortunately has not received yet. This is unconfirmed, and I can’t find the source I got this from right now. Linux battery life is still pretty OK, </text:span><text:span text:style-name="T39">3-5.1</text:span><text:span text:style-name="T40"> hours of battery life is good with heavy usage (it lasts over 1</text:span><text:span text:style-name="T39">4</text:span><text:span text:style-name="T40"> hours when idle. </text:span><text:span text:style-name="T39">I cannot test for Windows 11, as there are no devices running Windows 11 in my household</text:span></text:p>
        </text:list-item>
        <text:list-item>
          <text:p text:style-name="P13"><text:span text:style-name="T41">The battery color is </text:span><text:span text:style-name="T44">green</text:span> <text:span text:style-name="T37">while charging, unlike Ubuntu 20.04, which is </text:span><text:span text:style-name="T45">white</text:span></text:p>
        </text:list-item>
        <text:list-item>
          <text:p text:style-name="P12">New difficulty: finding the <text:span text:style-name="T37">battery</text:span> screenshot via thumbnail (in dark mode) searching for a black box on a græy background, instead of a white box on a græy background</text:p>
        </text:list-item>
        <text:list-item>
          <text:p text:style-name="P15">The battery never showed the status "estimating" until 2022 June 14th, 6 days into usage as my daily driver</text:p>
        </text:list-item>
        <text:list-item>
          <text:p text:style-name="P15">The time it takes for the system to recognize the charger is plugged in is no longer 2 seconds, but is nearly instant (less than 0.1 seconds)</text:p>
        </text:list-item>
        <text:list-item>
          <text:p text:style-name="P15">Large estimate definition: on XPS 13: 20 hours or higher | On System76 (device 1) 24 hours or higher</text:p>
        </text:list-item>
        <text:list-item>
          <text:p text:style-name="P16">I switched over 2022 June 8th, images from this day are on both devices (the System76 Pangolin, and the original XPS 13)</text:p>
        </text:list-item>
        <text:list-item>
          <text:p text:style-name="P15"><text:span text:style-name="T35">Ubuntu says the system has low battery at 29% (the battery icon turns </text:span><text:span text:style-name="T23">red</text:span><text:span text:style-name="T35">) which is a pretty high amount compared to most other operating systems (iOS 4-6, Windows 10: 20%, Android: 15%) </text:span><text:span text:style-name="T32">this is the same for both Ubuntu 20.04 and Ubuntu 22.04</text:span></text:p>
        </text:list-item>
      </text:list>
      <text:p text:style-name="P10">here is the battery at 30%</text:p>
      <text:p text:style-name="P11">Insert image here</text:p>
      <text:p text:style-name="P10">Now here is the battery at 29%</text:p>
      <text:p text:style-name="P14"><text:span text:style-name="T42">Insert image here</text:span></text:p>
      <text:p text:style-name="P10"/>
      <text:p text:style-name="P7">This section was last updated on 202<text:span text:style-name="T46">2</text:span> <text:span text:style-name="T46">Sun</text:span>day, <text:span text:style-name="T46">June 26</text:span><text:span text:style-name="T20">th</text:span> at <text:span text:style-name="T46">8:50</text:span> pm (V<text:span text:style-name="T46">1</text:span>)</text:p>
      <text:h text:style-name="P2" text:outline-level="2"><text:soft-page-break/>Thesis</text:h>
      <text:p text:style-name="P17">Thesis currently unavailable.</text:p>
      <text:p text:style-name="P9">This section was last updated on 202<text:span text:style-name="T46">2</text:span> <text:span text:style-name="T46">Sun</text:span>day, <text:span text:style-name="T46">June 26</text:span><text:span text:style-name="T20">th</text:span> at <text:span text:style-name="T46">8:50</text:span> pm (V<text:span text:style-name="T46">1</text:span>)</text:p>
      <text:h text:style-name="P3" text:outline-level="2">Other im<text:span text:style-name="T22">portant battery advice</text:span></text:h>
      <text:h text:style-name="P5" text:outline-level="3">For <text:span text:style-name="T22">Lithium Ion batteries</text:span></text:h>
      <text:list xml:id="list2365431460" text:style-name="L5">
        <text:list-item>
          <text:p text:style-name="P18">Lithium batteries degrade over time. Do not buy a replacement battery while your current battery is in perfect health, as the backup battery will degrade/rot in storage, then by the time you need to use it, it will not work very well/at all.</text:p>
        </text:list-item>
        <text:list-item>
          <text:p text:style-name="P18">Based on general advice, it is recommended to not let your battery drop below 20% and not charge above 80% this is best for the batteries health. If you can’t follow the step of stopping every charge at 80%, you can at least plug your device in when it gets low (for example: lately, always plug mine in at 23-29% battery)</text:p>
        </text:list-item>
        <text:list-item>
          <text:p text:style-name="P18">MacOS 11.0 (Big Sur) and subsequent versions (MacOS 12.0 Monterey, <text:span text:style-name="T46">MacOS 13.0 Ventura</text:span>) have a built-in feature to limit battery discharge at 20% and battery charge at 80%. I don’t know of any other operating system that forces this rule <text:span text:style-name="T24">(Ubuntu says it does, but it actually doesn’t, as I have used my device with less than 11% battery before)</text:span></text:p>
        </text:list-item>
      </text:list>
      <text:p text:style-name="P8">This section was last updated on 202<text:span text:style-name="T46">2</text:span> <text:span text:style-name="T46">Sun</text:span>day, <text:span text:style-name="T46">June 26</text:span><text:span text:style-name="T20">th</text:span> at <text:span text:style-name="T46">8:50</text:span> pm (V<text:span text:style-name="T46">1</text:span>)</text:p>
      <text:p text:style-name="P6"/>
      <text:h text:style-name="P4" text:outline-level="2">File info</text:h>
      <text:p text:style-name="P19">File type:<text:span text:style-name="T27"> </text:span><text:span text:style-name="T6">OpenDocument Format (*.odt)</text:span></text:p>
      <text:p text:style-name="P21"><text:span text:style-name="T31">File version:</text:span><text:span text:style-name="T33"> </text:span><text:span text:style-name="T36">1</text:span><text:span text:style-name="T7"> (202</text:span><text:span text:style-name="T11">2</text:span><text:span text:style-name="T7">, </text:span><text:span text:style-name="T11">Sunday, June 26</text:span><text:span text:style-name="T17">th</text:span><text:span text:style-name="T11"> at 8:52</text:span><text:span text:style-name="T9"> </text:span><text:span text:style-name="T7">pm </text:span><text:span text:style-name="T11">PST</text:span><text:span text:style-name="T7">)</text:span></text:p>
      <text:p text:style-name="P20">Page count:<text:span text:style-name="T27"> </text:span><text:span text:style-name="T30">2 </text:span><text:span text:style-name="T9">(according to LibreOffice Writer, it may differ depending on what program you are using to read this document.)</text:span></text:p>
      <text:p text:style-name="P20">Article language:<text:span text:style-name="T27"> </text:span><text:span text:style-name="T6">English (US) with basic Rich Text Formatting, </text:span><text:span text:style-name="T9">a numbered list,</text:span><text:span text:style-name="T6"> </text:span><text:span text:style-name="T9">and </text:span><text:span text:style-name="T11">0</text:span><text:span text:style-name="T9"> image files </text:span><text:span text:style-name="T8">in PNG format.</text:span></text:p>
      <text:p text:style-name="P20">Word count:<text:span text:style-name="T27"> </text:span><text:span text:style-name="T11">806</text:span></text:p>
      <text:p text:style-name="P20">Character count:<text:span text:style-name="T27"> </text:span><text:span text:style-name="T30">4</text:span><text:span text:style-name="T29">,</text:span><text:span text:style-name="T30">461</text:span></text:p>
      <text:p text:style-name="P8">This section was last updated on 202<text:span text:style-name="T46">2</text:span> <text:span text:style-name="T46">Sun</text:span>day, <text:span text:style-name="T46">June 26</text:span><text:span text:style-name="T20">th</text:span> at <text:span text:style-name="T46">8:50</text:span> pm (V<text:span text:style-name="T46">1</text:span>)</text:p>
      <text:p text:style-name="P8">This <text:span text:style-name="T46">document</text:span> was last updated on 202<text:span text:style-name="T46">2</text:span> <text:span text:style-name="T46">Sun</text:span>day, <text:span text:style-name="T46">June 26</text:span><text:span text:style-name="T20">th</text:span> at <text:span text:style-name="T46">8:50</text:span> pm (V<text:span text:style-name="T46">1</text:span>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20:32:38.170357561</meta:creation-date>
    <dc:date>2022-06-26T20:50:01.651752677</dc:date>
    <meta:editing-duration>PT5M53S</meta:editing-duration>
    <meta:editing-cycles>1</meta:editing-cycles>
    <meta:document-statistic meta:table-count="0" meta:image-count="0" meta:object-count="0" meta:page-count="2" meta:paragraph-count="41" meta:word-count="806" meta:character-count="4461" meta:non-whitespace-character-count="3713"/>
    <meta:generator>LibreOffice/7.3.2.2$Linux_X86_64 LibreOffice_project/30$Build-2</meta:generator>
  </office:meta>
</office:document-meta>
</file>